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1.046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1.9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gl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arial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e0c2cd"/>
    </style:style>
    <style:style style:name="ce5" style:family="table-cell" style:parent-style-name="Default">
      <style:table-cell-properties fo:background-color="#ffffd7"/>
    </style:style>
    <style:style style:name="ce13" style:family="table-cell" style:parent-style-name="Default">
      <style:table-cell-properties fo:background-color="#dde8cb"/>
    </style:style>
    <style:style style:name="ce14" style:family="table-cell" style:parent-style-name="Default">
      <style:table-cell-properties fo:background-color="#ffd7d7"/>
    </style:style>
    <style:style style:name="ce15" style:family="table-cell" style:parent-style-name="Default">
      <style:table-cell-properties fo:background-color="#ffdbb6"/>
    </style:style>
    <style:style style:name="ce8" style:family="table-cell" style:parent-style-name="Default"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ackground-color="#dde8cb" style:text-align-source="fix" style:repeat-content="false" style:vertical-align="top"/>
      <style:paragraph-properties fo:text-align="start" fo:margin-left="0cm"/>
      <style:text-properties style:font-name="arial"/>
    </style:style>
    <style:style style:name="ce18" style:family="table-cell" style:parent-style-name="Default">
      <style:table-cell-properties fo:background-color="#dee6ef" style:text-align-source="fix" style:repeat-content="false" style:vertical-align="top"/>
      <style:paragraph-properties fo:text-align="start" fo:margin-left="0cm"/>
      <style:text-properties style:font-name="arial"/>
    </style:style>
    <style:style style:name="ce19" style:family="table-cell" style:parent-style-name="Default">
      <style:table-cell-properties fo:background-color="#e0c2cd" style:text-align-source="fix" style:repeat-content="false" style:vertical-align="top"/>
      <style:paragraph-properties fo:text-align="start" fo:margin-left="0cm"/>
      <style:text-properties style:font-name="arial"/>
    </style:style>
    <style:style style:name="ce20" style:family="table-cell" style:parent-style-name="Default">
      <style:table-cell-properties fo:background-color="#ffffd7" style:text-align-source="fix" style:repeat-content="false" style:vertical-align="top"/>
      <style:paragraph-properties fo:text-align="start" fo:margin-left="0cm"/>
      <style:text-properties style:font-name="arial"/>
    </style:style>
    <style:style style:name="ce21" style:family="table-cell" style:parent-style-name="Default">
      <style:table-cell-properties fo:background-color="#ffd7d7" style:text-align-source="fix" style:repeat-content="false" style:vertical-align="top"/>
      <style:paragraph-properties fo:text-align="start" fo:margin-left="0cm"/>
      <style:text-properties style:font-name="arial"/>
    </style:style>
    <style:style style:name="ce22" style:family="table-cell" style:parent-style-name="Default">
      <style:table-cell-properties fo:background-color="#ffdbb6" style:text-align-source="fix" style:repeat-content="false" style:vertical-align="top"/>
      <style:paragraph-properties fo:text-align="start" fo:margin-left="0cm"/>
      <style:text-properties style:font-name="ari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arial"/>
    </style:style>
    <style:style style:name="ce12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10"/>
        <table:table-column table:style-name="co4" table:default-cell-style-name="ce12"/>
        <table:table-row table:style-name="ro1">
          <table:table-cell table:style-name="ce6" office:value-type="string" calcext:value-type="string">
            <text:p>Material necesario</text:p>
          </table:table-cell>
          <table:table-cell table:style-name="ce8" office:value-type="string" calcext:value-type="string">
            <text:p>Tipo</text:p>
          </table:table-cell>
          <table:table-cell table:style-name="ce8" office:value-type="string" calcext:value-type="string">
            <text:p>Cantidad</text:p>
          </table:table-cell>
          <table:table-cell table:style-name="ce8" office:value-type="string" calcext:value-type="string">
            <text:p>Ligazón</text:p>
          </table:table-cell>
        </table:table-row>
        <table:table-row table:style-name="ro1">
          <table:table-cell office:value-type="string" calcext:value-type="string">
            <text:p>Raspberry Pi 400</text:p>
          </table:table-cell>
          <table:table-cell table:style-name="ce17"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Raspberry-Pi®-PI400DE-400-Keyboard/dp/B08YZ2CKQC/ref=sr_1_19?crid=2AYOTGAV7NLPT&amp;keywords=raspberry+pi+4&amp;qid=1681893002&amp;sprefix=ras%2Caps%2C92&amp;sr=8-19" xlink:type="simple">Amazon</text:a></text:p>
          </table:table-cell>
        </table:table-row>
        <table:table-row table:style-name="ro1">
          <table:table-cell office:value-type="string" calcext:value-type="string">
            <text:p>Pantalla <text:s text:c="5"/>Táctil</text:p>
          </table:table-cell>
          <table:table-cell table:style-name="ce18"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Raspberry-Pi®-PI400DE-400-Keyboard/dp/B08YZ2CKQC/ref=sr_1_19?crid=2AYOTGAV7NLPT&amp;keywords=raspberry+pi+4&amp;qid=1681893002&amp;sprefix=ras%2Caps%2C92&amp;sr=8-19" xlink:type="simple">Amazon</text:a>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table:style-name="ce17"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KEYESTUDIO-Desarrollo-Compatible-Bluetooth-Arduino/dp/B0BHZ8H6LM/ref=sr_1_1?__mk_es_ES=ÅMÅŽÕÑ&amp;crid=1MCGB7IZI63UL&amp;keywords=keyestudio+esp32+wrover&amp;qid=1682315390&amp;sprefix=keyestudio+esp32+wrover%2Caps%2C92&amp;sr=8-1" xlink:type="simple">Amazon</text:a></text:p>
          </table:table-cell>
        </table:table-row>
        <table:table-row table:style-name="ro1">
          <table:table-cell office:value-type="string" calcext:value-type="string">
            <text:p>ESP32CAM</text:p>
          </table:table-cell>
          <table:table-cell table:style-name="ce17"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diymore-desarrollo-Bluetooth-ESP32-CAM-MB-inalámbrico/dp/B08X3GRK22/ref=sr_1_4_sspa?__mk_es_ES=ÅMÅŽÕÑ&amp;crid=1Z9V8K9B9Y7XT&amp;keywords=esp32+cam&amp;qid=1682315605&amp;sprefix=esp32+cam%2Caps%2C102&amp;sr=8-4-spons&amp;sp_csd=d2lkZ2V0TmFtZT1zcF9hdGY&amp;psc=1" xlink:type="simple">Amazon</text:a></text:p>
          </table:table-cell>
        </table:table-row>
        <table:table-row table:style-name="ro1">
          <table:table-cell office:value-type="string" calcext:value-type="string">
            <text:p>DHT11</text:p>
          </table:table-cell>
          <table:table-cell table:style-name="ce19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AZDelivery-KY-015-Módulo-temperatura-incluido/dp/B089W8DB5P/ref=sr_1_1_sspa?__mk_es_ES=ÅMÅŽÕÑ&amp;crid=3LP2MG7IXVATF&amp;keywords=dht11&amp;qid=1682315691&amp;sprefix=dht11%2Caps%2C107&amp;sr=8-1-spons&amp;sp_csd=d2lkZ2V0TmFtZT1zcF9hdGY&amp;psc=1&amp;smid=A1X7QLRQH87QA3" xlink:type="simple">Amazon</text:a></text:p>
          </table:table-cell>
        </table:table-row>
        <table:table-row table:style-name="ro1">
          <table:table-cell office:value-type="string" calcext:value-type="string">
            <text:p>Sensor de luz</text:p>
          </table:table-cell>
          <table:table-cell table:style-name="ce19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Módulo-Fotosensible-detección-Fotorresistencia-Arduino/dp/B00VUQ6CU0/ref=sr_1_18?__mk_es_ES=ÅMÅŽÕÑ&amp;crid=22WX5P64TV9KI&amp;keywords=sensor+luz+arduino&amp;qid=1682315731&amp;sprefix=sensor+luz+arduino%2Caps%2C116&amp;sr=8-18" xlink:type="simple">Amazon</text:a></text:p>
          </table:table-cell>
        </table:table-row>
        <table:table-row table:style-name="ro1">
          <table:table-cell office:value-type="string" calcext:value-type="string">
            <text:p>PIR</text:p>
          </table:table-cell>
          <table:table-cell table:style-name="ce19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Keyestudio-módulo-movimiento-ks-052-piroeléctrico-Arduino/dp/B01M0GP0TW/ref=sr_1_5?__mk_es_ES=ÅMÅŽÕÑ&amp;crid=4PL6BCK173SD&amp;keywords=pir+arduino&amp;qid=1682315815&amp;sprefix=pir+arduino%2Caps%2C94&amp;sr=8-5" xlink:type="simple">Amazon</text:a></text:p>
          </table:table-cell>
        </table:table-row>
        <table:table-row table:style-name="ro1">
          <table:table-cell office:value-type="string" calcext:value-type="string">
            <text:p>Botón</text:p>
          </table:table-cell>
          <table:table-cell table:style-name="ce19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Keyestudio-Teclado-memoria-ks0029-Arduino-Raspberry/dp/B077K3SL76/ref=sr_1_6?__mk_es_ES=ÅMÅŽÕÑ&amp;crid=2UI2CA1SDII6H&amp;keywords=boton+keyestudio&amp;qid=1682315901&amp;sprefix=boton+keyestudio%2Caps%2C87&amp;sr=8-6" xlink:type="simple">Amazon</text:a></text:p>
          </table:table-cell>
        </table:table-row>
        <table:table-row table:style-name="ro1">
          <table:table-cell office:value-type="string" calcext:value-type="string">
            <text:p>Relé</text:p>
          </table:table-cell>
          <table:table-cell table:style-name="ce20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Keyestudio-Módulo-estado-sólido-Arduino/dp/B07F1QL6W4/ref=sr_1_3?__mk_es_ES=ÅMÅŽÕÑ&amp;crid=4R890RZ1MWQ3&amp;keywords=rele+keyestudio&amp;qid=1682315951&amp;sprefix=rele+keyestudio%2Caps%2C114&amp;sr=8-3" xlink:type="simple">Amazon</text:a></text:p>
          </table:table-cell>
        </table:table-row>
        <table:table-row table:style-name="ro1">
          <table:table-cell office:value-type="string" calcext:value-type="string">
            <text:p>Ventilador</text:p>
          </table:table-cell>
          <table:table-cell table:style-name="ce20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HHuin-Ventilador-refrigeración-enchufable-Compatible/dp/B09P5CFM3T/ref=sr_1_9?__mk_es_ES=ÅMÅŽÕÑ&amp;crid=3B00OODWJI7Q9&amp;keywords=ventilador+5v+raspberry&amp;qid=1682316044&amp;sprefix=ventilador+5v+raspberry%2Caps%2C91&amp;sr=8-9" xlink:type="simple">Amazon</text:a></text:p>
          </table:table-cell>
        </table:table-row>
        <table:table-row table:style-name="ro1">
          <table:table-cell office:value-type="string" calcext:value-type="string">
            <text:p>LED RGB</text:p>
          </table:table-cell>
          <table:table-cell table:style-name="ce20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mazon.es/BTF-LIGHTING-aleación-WS2812B-disipador-incorporado/dp/B088K8DVMQ/ref=sr_1_42?crid=PFSUIC77Z9BG&amp;keywords=led+rgb+ws2812b&amp;qid=1682316198&amp;sprefix=led+rgb+ws%2Caps%2C107&amp;sr=8-42" xlink:type="simple">Amazon</text:a></text:p>
          </table:table-cell>
        </table:table-row>
        <table:table-row table:style-name="ro1">
          <table:table-cell office:value-type="string" calcext:value-type="string">
            <text:p>Servo</text:p>
          </table:table-cell>
          <table:table-cell table:style-name="ce20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Queta-Airplane-Helicopter-Control-Remoto/dp/B07MPPF5CS/ref=sr_1_1_sspa?__mk_es_ES=ÅMÅŽÕÑ&amp;crid=362Z9IFL9XFKX&amp;keywords=servo+9g&amp;qid=1682316238&amp;sprefix=servo+9g%2Caps%2C106&amp;sr=8-1-spons&amp;sp_csd=d2lkZ2V0TmFtZT1zcF9hdGY&amp;psc=1" xlink:type="simple">Amazon</text:a></text:p>
          </table:table-cell>
        </table:table-row>
        <table:table-row table:style-name="ro1">
          <table:table-cell office:value-type="string" calcext:value-type="string">
            <text:p>Zumbador</text:p>
          </table:table-cell>
          <table:table-cell table:style-name="ce20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Módulo-zumbador-Keyestudio-ks-019-Arduino-Raspberry/dp/B077JZB12Z/ref=sr_1_1?__mk_es_ES=ÅMÅŽÕÑ&amp;crid=3BNC0I1HF03UE&amp;keywords=buzzer+pasivo+keyestudio&amp;qid=1682316305&amp;sprefix=buzzer+pasivo+keyestudio%2Caps%2C120&amp;sr=8-1" xlink:type="simple">Amazon</text:a></text:p>
          </table:table-cell>
        </table:table-row>
        <table:table-row table:style-name="ro1">
          <table:table-cell office:value-type="string" calcext:value-type="string">
            <text:p>LCD ou OLED</text:p>
          </table:table-cell>
          <table:table-cell table:style-name="ce18"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Freenove-Display-Compatible-Arduino-Raspberry/dp/B0B76YGDV4/ref=sr_1_3_sspa?__mk_es_ES=ÅMÅŽÕÑ&amp;crid=3HLZI6W2SGQK6&amp;keywords=lcd+16x2&amp;qid=1682316367&amp;sprefix=lcd+16x2%2Caps%2C104&amp;sr=8-3-spons&amp;sp_csd=d2lkZ2V0TmFtZT1zcF9hdGY&amp;psc=1" xlink:type="simple">Amazon</text:a></text:p>
          </table:table-cell>
        </table:table-row>
        <table:table-row table:style-name="ro2">
          <table:table-cell office:value-type="string" calcext:value-type="string">
            <text:p>Baterías 18650 + indicador carga</text:p>
          </table:table-cell>
          <table:table-cell table:style-name="ce21" office:value-type="string" calcext:value-type="string">
            <text:p>FA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<text:a xlink:href="https://www.amazon.es/Recargable-Batería-9900mAh-Capacidad-Linterna/dp/B0BGMD2VDD/ref=sr_1_19?__mk_es_ES=ÅMÅŽÕÑ&amp;crid=19DKOIDL8OIC8&amp;keywords=bateria+18650&amp;qid=1682316448&amp;sprefix=baterias+18650%2Caps%2C104&amp;sr=8-19" xlink:type="simple">Amazon</text:a></text:p>
          </table:table-cell>
        </table:table-row>
        <table:table-row table:style-name="ro1">
          <table:table-cell office:value-type="string" calcext:value-type="string">
            <text:p>F.alimentación</text:p>
          </table:table-cell>
          <table:table-cell table:style-name="ce21" office:value-type="string" calcext:value-type="string">
            <text:p>FA</text:p>
          </table:table-cell>
          <table:table-cell table:style-name="ce11"/>
          <table:table-cell office:value-type="string" calcext:value-type="string">
            <text:p><text:a xlink:href="https://www.amazon.es/Raspberry-4596-1873425/dp/B07TMPC9FG/ref=sr_1_6?__mk_es_ES=ÅMÅŽÕÑ&amp;crid=22G5NR8YLANA8&amp;keywords=fuente+alimentacion+raspberry&amp;qid=1682316533&amp;sprefix=fuente+alimentacion+raspberri%2Caps%2C119&amp;sr=8-6" xlink:type="simple">Amazon</text:a></text:p>
          </table:table-cell>
        </table:table-row>
        <table:table-row table:style-name="ro1">
          <table:table-cell office:value-type="string" calcext:value-type="string">
            <text:p>F.alimentación de 7,5V 1 A</text:p>
          </table:table-cell>
          <table:table-cell table:style-name="ce21"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cargador®-Adaptador-alimentación-Reemplazo-AD-1-AD-1UL/dp/B078RTSCH7/ref=sr_1_31?__mk_es_ES=ÅMÅŽÕÑ&amp;crid=3GYMG4ONWS10X&amp;keywords=fuente+alimentacion+7%2C5v&amp;qid=1682316586&amp;sprefix=fuente+alimentacion+7+5v%2Caps%2C109&amp;sr=8-31" xlink:type="simple">Amazon</text:a></text:p>
          </table:table-cell>
        </table:table-row>
        <table:table-row table:style-name="ro1">
          <table:table-cell office:value-type="string" calcext:value-type="string">
            <text:p>Cables dupont M-F e F-F</text:p>
          </table:table-cell>
          <table:table-cell table:style-name="ce22"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ww.amazon.es/Macho-Hembra-Macho-Macho-Hembra-Hembra-Prototipo-Protoboard/dp/B01NGTXASZ/ref=sr_1_1_sspa?__mk_es_ES=ÅMÅŽÕÑ&amp;crid=3OEHZBO01KX01&amp;keywords=cable+arduino&amp;qid=1682316419&amp;sprefix=cable+arduino%2Caps%2C102&amp;sr=8-1-spons&amp;sp_csd=d2lkZ2V0TmFtZT1zcF9hdGY&amp;psc=1" xlink:type="simple">Amazon</text:a>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V (visualizador)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S (sensor)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A (actuador)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13" office:value-type="string" calcext:value-type="string">
            <text:p>SC (soc)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FA (fuente de alimentación)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15" office:value-type="string" calcext:value-type="string">
            <text:p>C (conector)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 style:data-style-name="N2" text:time-value="10:22:00.408634147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9T10:12:37.902206934</meta:creation-date>
    <dc:date>2023-05-03T10:25:59.764398162</dc:date>
    <meta:editing-duration>PT34M13S</meta:editing-duration>
    <meta:editing-cycles>6</meta:editing-cycles>
    <meta:generator>LibreOffice/6.4.7.2$Linux_X86_64 LibreOffice_project/40$Build-2</meta:generator>
    <meta:document-statistic meta:table-count="1" meta:cell-count="81" meta:object-count="0"/>
  </office:meta>
</office:document-meta>
</file>